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4681in" style:rel-width="100%" fo:margin-top="0in" fo:margin-bottom="0in" table:align="center" style:writing-mode="lr-tb"/>
    </style:style>
    <style:style style:name="Table1.A" style:family="table-column">
      <style:table-column-properties style:column-width="2.7056in" style:rel-column-width="23743*"/>
    </style:style>
    <style:style style:name="Table1.B" style:family="table-column">
      <style:table-column-properties style:column-width="0.1715in" style:rel-column-width="1507*"/>
    </style:style>
    <style:style style:name="Table1.C" style:family="table-column">
      <style:table-column-properties style:column-width="4.591in" style:rel-column-width="4028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Table1.3" style:family="table-row">
      <style:table-row-properties style:min-row-height="0in" fo:keep-together="auto"/>
    </style:style>
    <style:style style:name="P1" style:family="paragraph" style:parent-style-name="Header">
      <style:text-properties fo:language="de" fo:country="CH"/>
    </style:style>
    <style:style style:name="P2" style:family="paragraph" style:parent-style-name="Header">
      <style:text-properties fo:language="de" fo:country="CH" officeooo:paragraph-rsid="0027048d"/>
    </style:style>
    <style:style style:name="P3" style:family="paragraph" style:parent-style-name="Heading_20_1">
      <style:paragraph-properties fo:margin-top="0in" fo:margin-bottom="0in" style:contextual-spacing="false" fo:text-align="end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language-complex="ar" style:country-complex="SA"/>
    </style:style>
    <style:style style:name="P4" style:family="paragraph" style:parent-style-name="Heading_20_1">
      <style:paragraph-properties fo:margin-top="0in" fo:margin-bottom="0in" style:contextual-spacing="false" fo:text-align="end" style:justify-single-word="false" fo:orphans="2" fo:widows="2"/>
      <style:text-properties fo:language="de" fo:country="CH" officeooo:rsid="001b2ceb" style:letter-kerning="false" style:font-name-asian="Calibri1" style:language-asian="en" style:country-asian="US" style:font-name-complex="Arial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language="de" fo:country="CH" officeooo:rsid="001b2ceb" officeooo:paragraph-rsid="001b2ceb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Heading_20_1">
      <style:paragraph-properties fo:margin-top="0in" fo:margin-bottom="0in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DE" officeooo:rsid="000be707" officeooo:paragraph-rsid="000be707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1" style:family="paragraph" style:parent-style-name="Standard">
      <style:paragraph-properties fo:break-before="page"/>
      <style:text-properties fo:language="de" fo:country="D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3295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2pt" officeooo:rsid="000ca622" officeooo:paragraph-rsid="001c3295" style:font-size-asian="12pt" style:font-size-complex="12pt"/>
    </style:style>
    <style:style style:name="P14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13eb1c" officeooo:paragraph-rsid="0013eb1c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language="en" fo:country="US" officeooo:rsid="00180a43" officeooo:paragraph-rsid="00180a43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9" style:family="paragraph" style:parent-style-name="Orange_20_Italic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0ef3e5" officeooo:paragraph-rsid="000ef3e5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color="#c45911" loext:opacity="100%" style:font-name="Century Gothic" fo:font-size="10pt" fo:language="en" fo:country="US" fo:font-style="italic" officeooo:rsid="000ef3e5" officeooo:paragraph-rsid="00180a43" style:letter-kerning="false" style:font-name-asian="Calibri1" style:font-size-asian="10pt" style:language-asian="en" style:country-asian="US" style:font-style-asian="italic" style:font-name-complex="Arial" style:font-size-complex="11pt" style:language-complex="ar" style:country-complex="SA"/>
    </style:style>
    <style:style style:name="P21" style:family="paragraph" style:parent-style-name="Heading_20_1">
      <style:text-properties officeooo:paragraph-rsid="001c3295"/>
    </style:style>
    <style:style style:name="P22" style:family="paragraph" style:parent-style-name="Heading_20_1">
      <style:paragraph-properties fo:margin-top="0in" fo:margin-bottom="0in" style:contextual-spacing="false" fo:text-align="end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language-complex="ar" style:country-complex="SA"/>
    </style:style>
    <style:style style:name="P23" style:family="paragraph" style:parent-style-name="Heading_20_1">
      <style:paragraph-properties fo:margin-top="0in" fo:margin-bottom="0in" style:contextual-spacing="false" fo:text-align="end" style:justify-single-word="false" fo:orphans="2" fo:widows="2"/>
      <style:text-properties fo:language="de" fo:country="CH" officeooo:rsid="002b18d3" officeooo:paragraph-rsid="002b18d3" style:letter-kerning="false" style:font-name-asian="Calibri1" style:language-asian="en" style:country-asian="US" style:font-name-complex="Arial" style:language-complex="ar" style:country-complex="SA"/>
    </style:style>
    <style:style style:name="P24" style:family="paragraph" style:parent-style-name="Heading_20_1">
      <style:paragraph-properties fo:margin-top="0in" fo:margin-bottom="0in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language-complex="ar" style:country-complex="SA"/>
    </style:style>
    <style:style style:name="P25" style:family="paragraph" style:parent-style-name="Heading_20_1">
      <style:paragraph-properties fo:margin-top="0in" fo:margin-bottom="0in" style:contextual-spacing="false" fo:text-align="start" style:justify-single-word="false" fo:orphans="2" fo:widows="2"/>
      <style:text-properties fo:language="de" fo:country="DE" officeooo:rsid="002b18d3" officeooo:paragraph-rsid="002b18d3" style:letter-kerning="false" style:font-name-asian="Calibri1" style:language-asian="en" style:country-asian="US" style:font-name-complex="Arial" style:language-complex="ar" style:country-complex="SA"/>
    </style:style>
    <style:style style:name="P26" style:family="paragraph" style:parent-style-name="Orange_20_Italic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0ef3e5" officeooo:paragraph-rsid="000ef3e5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27" style:family="paragraph" style:parent-style-name="Standard" style:master-page-name="First_20_Page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3295" style:font-size-asian="9pt" style:font-size-complex="9pt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13eb1c" officeooo:paragraph-rsid="0013eb1c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DE" officeooo:rsid="000be707" officeooo:paragraph-rsid="000be707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officeooo:paragraph-rsid="002b18d3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20f680"/>
    </style:style>
    <style:style style:name="T2" style:family="text">
      <style:text-properties officeooo:rsid="000b6d7e"/>
    </style:style>
    <style:style style:name="T3" style:family="text">
      <style:text-properties officeooo:rsid="002a39d5"/>
    </style:style>
    <style:style style:name="T4" style:family="text">
      <style:text-properties officeooo:rsid="0025cfef"/>
    </style:style>
    <style:style style:name="T5" style:family="text">
      <style:text-properties fo:language="de" fo:country="CH"/>
    </style:style>
    <style:style style:name="T6" style:family="text">
      <style:text-properties fo:language="de" fo:country="CH" officeooo:rsid="000b6d7e"/>
    </style:style>
    <style:style style:name="T7" style:family="text">
      <style:text-properties fo:language="de" fo:country="CH" officeooo:rsid="0020f680"/>
    </style:style>
    <style:style style:name="T8" style:family="text">
      <style:text-properties fo:language="de" fo:country="CH" officeooo:rsid="002885b6"/>
    </style:style>
    <style:style style:name="T9" style:family="text">
      <style:text-properties fo:language="de" fo:country="CH" officeooo:rsid="0025cfef"/>
    </style:style>
    <style:style style:name="T10" style:family="text">
      <style:text-properties style:font-name-complex="Arial"/>
    </style:style>
    <style:style style:name="T11" style:family="text">
      <style:text-properties fo:language="de" fo:country="DE" officeooo:rsid="000be707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T12" style:family="text">
      <style:text-properties fo:language="de" fo:country="DE" style:language-asian="en" style:country-asian="US" style:language-complex="ar" style:country-complex="SA"/>
    </style:style>
    <style:style style:name="T13" style:family="text">
      <style:text-properties fo:language="de" fo:country="DE" fo:font-style="italic" style:language-asian="en" style:country-asian="US" style:font-style-asian="italic" style:language-complex="ar" style:country-complex="SA" style:font-style-complex="italic"/>
    </style:style>
    <style:style style:name="T14" style:family="text">
      <style:text-properties fo:color="#c45911" loext:opacity="100%" fo:language="de" fo:country="DE" fo:font-style="italic" style:language-asian="en" style:country-asian="US" style:font-style-asian="italic" style:language-complex="ar" style:country-complex="SA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38in" svg:stroke-color="#d9d9d9" draw:stroke-linejoin="miter" svg:stroke-linecap="butt" draw:fill="none" draw:textarea-vertical-align="top" draw:auto-grow-height="false" fo:min-height="11.1791in" fo:min-width="7.8346in" fo:padding-top="0.0492in" fo:padding-bottom="0.0492in" fo:padding-left="0.0984in" fo:padding-right="0.0984in" fo:wrap-option="wrap" fo:margin-left="0in" fo:margin-right="0.011in" fo:margin-top="0in" fo:margin-bottom="0.0126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2"/>
      <text:p text:style-name="P12"/>
      <text:p text:style-name="P12"/>
      <text:p text:style-name="P12"/>
      <text:p text:style-name="P12"/>
      <text:p text:style-name="P12"/>
      <text:p text:style-name="P14">[NAME], [STREET], [PLZ_WITH_LOCATION]</text:p>
      <text:p text:style-name="P15">Anrede</text:p>
      <text:p text:style-name="P15">Vorname Name</text:p>
      <text:p text:style-name="P15">Firma</text:p>
      <text:p text:style-name="P15">Adresse</text:p>
      <text:p text:style-name="P15">PLZ Ort</text:p>
      <text:p text:style-name="P13"/>
      <text:p text:style-name="P13"/>
      <text:p text:style-name="P13"/>
      <text:p text:style-name="P13"/>
      <text:p text:style-name="Standard"><text:span text:style-name="T10">[LOCATION]</text:span>, <text:span text:style-name="T10"><text:date style:data-style-name="N10081" text:date-value="2022-04-27T10:26:08.611656641">27. April 2022</text:date></text:span></text:p>
      <text:p text:style-name="P13"/>
      <text:h text:style-name="P21" text:outline-level="1">Bewerbung als [JOB_TITLE]</text:h>
      <text:p text:style-name="P13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ße</text:p>
      <text:p text:style-name="Standard"/>
      <text:p text:style-name="Standard">[NAME]</text:p>
      <text:p text:style-name="P11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4" text:outline-level="1">Über Mich</text:h>
            <text:p text:style-name="P6">[SHORT_DESCRIPTION]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h text:style-name="P3" text:outline-level="1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h text:style-name="P8" text:outline-level="1">BERUFLICHER WERDEGANG</text:h>
            <text:section text:style-name="Sect1" text:name="experience-section">
              <text:p text:style-name="P19">[CV_UNIT_NAME] [CV_UNIT_START_DATE_YEAR] - [CV_UNIT_END_DATE_YEAR]</text:p>
              <text:p text:style-name="P17">[CV_UNIT_CONTENT]</text:p>
              <text:p text:style-name="P16"/>
            </text:section>
            <text:p text:style-name="P16"/>
            <text:h text:style-name="P8" text:outline-level="1">AUSBILDUNG</text:h>
            <text:section text:style-name="Sect1" text:name="education-section">
              <text:p text:style-name="P10">[CV_UNIT_NAME] – [CV_UNIT_COMPANY], [CV_UNIT_START_DATE_YEAR], [CV_UNIT_END_DATE_YEAR]</text:p>
            </text:section>
            <text:p text:style-name="P9"/>
          </table:table-cell>
        </table:table-row>
        <table:table-row table:style-name="Table1.3">
          <table:table-cell table:style-name="Table1.A1" office:value-type="string">
            <text:h text:style-name="P3" text:outline-level="1">FÄHIGKEITEN</text:h>
            <text:section text:style-name="Sect1" text:name="skills-section">
              <text:p text:style-name="P20">[CV_UNIT_NAME]</text:p>
              <text:p text:style-name="P18">[CV_UNIT_CONTENT]</text:p>
              <text:p text:style-name="P18"/>
            </text:section>
            <text:p text:style-name="P18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1.1">
          <table:table-cell table:style-name="Table1.A1" office:value-type="string">
            <text:h text:style-name="P3" text:outline-level="1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h text:style-name="P25" text:outline-level="1">RESERVE 1</text:h>
            <text:section text:style-name="Sect1" text:name="reserve1-section">
              <text:p text:style-name="P19">[CV_UNIT_NAME] [CV_UNIT_START_DATE_YEAR] - [CV_UNIT_END_DATE_YEAR]</text:p>
              <text:p text:style-name="P17">[CV_UNIT_CONTENT]</text:p>
              <text:p text:style-name="P16"/>
            </text:section>
            <text:p text:style-name="P9"/>
          </table:table-cell>
        </table:table-row>
        <table:table-row table:style-name="Table1.1">
          <table:table-cell table:style-name="Table1.A1" office:value-type="string">
            <text:h text:style-name="P23" text:outline-level="1">RESERVE 2</text:h>
            <text:section text:style-name="Sect2" text:name="reserve2-section">
              <text:p text:style-name="P33"><text:span text:style-name="T14">[CV_UNIT_NAME]</text:span><text:span text:style-name="T11"> – [CV_UNIT_COMPANY], [CV_UNIT_START_DATE_YEAR], [CV_UNIT_END_DATE_YEAR]</text:span></text:p>
            </text:section>
            <text:p text:style-name="P32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h text:style-name="P8" text:outline-level="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letter-spacing="0.0417in" fo:language="en" fo:country="US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ＭＳ 明朝" style:font-family-asian="'ＭＳ 明朝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mmary" style:family="paragraph" style:parent-style-name="Standard" style:default-outline-level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end" style:justify-single-word="false">
        <style:tab-stops>
          <style:tab-stop style:position="3.25in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end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0417in" fo:font-weight="bold" style:font-size-asian="10pt" style:font-weight-asian="bold" style:font-size-complex="10pt"/>
    </style:style>
    <style:style style:name="Überschrift_20_2_20_Zchn" style:display-name="Überschrift 2 Zchn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138in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Fußzeile_20_Zchn" style:display-name="Fußzeile Zchn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ps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CH"/>
    </style:style>
    <style:style style:name="MP2" style:family="paragraph" style:parent-style-name="Header">
      <style:text-properties fo:language="de" fo:country="CH" officeooo:paragraph-rsid="0027048d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20f680"/>
    </style:style>
    <style:style style:name="MT2" style:family="text">
      <style:text-properties officeooo:rsid="000b6d7e"/>
    </style:style>
    <style:style style:name="MT3" style:family="text">
      <style:text-properties officeooo:rsid="002a39d5"/>
    </style:style>
    <style:style style:name="MT4" style:family="text">
      <style:text-properties officeooo:rsid="0025cfef"/>
    </style:style>
    <style:style style:name="MT5" style:family="text">
      <style:text-properties fo:language="de" fo:country="CH" officeooo:rsid="000b6d7e"/>
    </style:style>
    <style:style style:name="MT6" style:family="text">
      <style:text-properties fo:language="de" fo:country="CH"/>
    </style:style>
    <style:style style:name="MT7" style:family="text">
      <style:text-properties fo:language="de" fo:country="CH" officeooo:rsid="0020f680"/>
    </style:style>
    <style:style style:name="MT8" style:family="text">
      <style:text-properties fo:language="de" fo:country="CH" officeooo:rsid="002885b6"/>
    </style:style>
    <style:style style:name="MT9" style:family="text">
      <style:text-properties fo:language="de" fo:country="CH" officeooo:rsid="0025cfef"/>
    </style:style>
    <style:style style:name="Mgr1" style:family="graphic">
      <style:graphic-properties draw:stroke="solid" svg:stroke-width="0.0138in" svg:stroke-color="#d9d9d9" draw:stroke-linejoin="miter" svg:stroke-linecap="butt" draw:fill="none" draw:textarea-vertical-align="top" draw:auto-grow-height="false" fo:min-height="11.1791in" fo:min-width="7.8346in" fo:padding-top="0.0492in" fo:padding-bottom="0.0492in" fo:padding-left="0.0984in" fo:padding-right="0.0984in" fo:wrap-option="wrap" fo:margin-left="0in" fo:margin-right="0.011in" fo:margin-top="0in" fo:margin-bottom="0.0126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0.4in" fo:margin-right="0.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4in" fo:margin-left="0.4in" fo:margin-right="0.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[NAME]</text:p>
        <text:p text:style-name="MP2"><text:span text:style-name="MT1">* [LOCALIZED_BIRTH_DAY] - </text:span><text:span text:style-name="MT2"><text:s/>[PHONE]</text:span> – <text:span text:style-name="MT2">[EMAIL]</text:span> – <text:span text:style-name="MT2">[WEBSITE] – </text:span><text:span text:style-name="MT3">[PLZ_WITH_LOCATION] -</text:span><text:span text:style-name="MT2"> </text:span><text:span text:style-name="MT4">[NATIONALITY] - [MARITAL_STATUS]</text:span></text:p>
      </style:header>
      <style:footer>
        <text:p text:style-name="Footer"><draw:custom-shape text:anchor-type="paragraph" style:rel-width="95%" style:rel-height="95%" draw:z-index="0" draw:name="Rectangle 40" draw:style-name="Mgr1" draw:text-style-name="MP3" svg:width="8.0315in" svg:height="11.2776in" svg:x="0.1181in" svg:y="0.2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span text:style-name="MT5">[NAME]</text:span><text:span text:style-name="MT6"> </text:span></text:p>
        <text:p text:style-name="Header"><text:span text:style-name="MT7">* [LOCALIZED_BIRTH_DAY] - </text:span><text:span text:style-name="MT5"><text:s/>[PHONE]</text:span><text:span text:style-name="MT6"> – </text:span><text:span text:style-name="MT5">[EMAIL]</text:span><text:span text:style-name="MT6"> – </text:span><text:span text:style-name="MT5">[WEBSITE] – </text:span><text:span text:style-name="MT8">[PLZ_WITH_LOCATION] -</text:span><text:span text:style-name="MT5"> </text:span><text:span text:style-name="MT9">[NATIONALITY] - [MARITAL_STATUS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30</meta:editing-cycles>
    <meta:print-date>2014-03-25T10:28:00</meta:print-date>
    <meta:creation-date>2019-05-18T18:05:00</meta:creation-date>
    <dc:date>2022-04-27T10:26:08.491085758</dc:date>
    <meta:editing-duration>PT29M15S</meta:editing-duration>
    <meta:generator>LibreOffice/7.2.6.2$Linux_X86_64 LibreOffice_project/20$Build-2</meta:generator>
    <meta:document-statistic meta:table-count="1" meta:image-count="0" meta:object-count="0" meta:page-count="2" meta:paragraph-count="33" meta:word-count="83" meta:character-count="952" meta:non-whitespace-character-count="891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67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